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2" style:family="graphic" style:parent-style-name="objectwithoutfill">
      <style:graphic-properties svg:stroke-width="0.5cm" draw:marker-start-width="0.95cm" draw:marker-end="Arrow" draw:marker-end-width="1.05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53cm" svg:y1="16.506cm" svg:x2="10.484cm" svg:y2="15.723cm">
          <text:p/>
        </draw:line>
        <draw:line draw:style-name="gr1" draw:text-style-name="P1" draw:layer="layout" svg:x1="8.984cm" svg:y1="14.447cm" svg:x2="10.478cm" svg:y2="15.723cm">
          <text:p/>
        </draw:line>
        <draw:line draw:style-name="gr1" draw:text-style-name="P1" draw:layer="layout" svg:x1="10.168cm" svg:y1="13.782cm" svg:x2="8.97cm" svg:y2="14.447cm">
          <text:p/>
        </draw:line>
        <draw:line draw:style-name="gr2" draw:text-style-name="P1" draw:layer="layout" svg:x1="11.128cm" svg:y1="13.267cm" svg:x2="11.556cm" svg:y2="13.043cm">
          <text:p/>
        </draw:line>
        <draw:custom-shape draw:style-name="gr3" draw:text-style-name="P1" draw:layer="layout" svg:width="1.073cm" svg:height="1.073cm" svg:x="8.576cm" svg:y="13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64cm" svg:height="0.264cm" svg:x="10.293cm" svg:y="1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7cm" svg:height="0.487cm" svg:x="10.161cm" svg:y="15.4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073cm" svg:height="1.073cm" svg:x="9.852cm" svg:y="15.1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ar" style:country-complex="DZ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n </meta:initial-creator>
    <meta:creation-date>2019-03-17T22:56:28</meta:creation-date>
    <dc:date>2019-03-17T23:24:56</dc:date>
    <dc:creator>Don </dc:creator>
    <meta:editing-duration>PT23M48S</meta:editing-duration>
    <meta:editing-cycles>2</meta:editing-cycles>
    <meta:generator>LibreOffice/3.5$Linux_x86 LibreOffice_project/350m1$Build-2</meta:generator>
    <meta:document-statistic meta:object-count="8"/>
  </office:meta>
</office:document-meta>
</file>